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Mono" svg:font-family="FreeMono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Mono1" svg:font-family="FreeMono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.1665in" loext:contextual-spacing="false" fo:line-height="100%"/>
    </style:style>
    <style:style style:name="P7" style:family="paragraph" style:parent-style-name="Standard">
      <style:paragraph-properties fo:margin-top="0.0783in" fo:margin-bottom="0.122in" loext:contextual-spacing="false" fo:line-height="100%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" style:family="paragraph" style:parent-style-name="Standard">
      <style:paragraph-properties fo:margin-top="0.0398in" fo:margin-bottom="0in" loext:contextual-spacing="false" fo:line-height="100%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1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/>
    </style:style>
    <style:style style:name="T7" style:family="text">
      <style:text-properties fo:font-variant="small-caps" fo:color="#336633" fo:font-size="16pt" style:font-size-asian="16pt" style:font-size-complex="16pt"/>
    </style:style>
    <style:style style:name="T8" style:family="text">
      <style:text-properties fo:font-variant="small-caps" fo:color="#669966" fo:font-size="14pt" style:font-size-asian="14pt" style:font-size-complex="14pt"/>
    </style:style>
    <style:style style:name="T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0" style:family="text">
      <style:text-properties fo:color="#000080" style:text-underline-style="solid" style:text-underline-width="auto" style:text-underline-color="font-color"/>
    </style:style>
    <style:style style:name="T11" style:family="text">
      <style:text-properties style:font-name="FreeMono" style:font-name-asian="FreeMono1" style:font-name-complex="FreeMono1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font-style="italic" style:font-style-asian="italic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 (Computer Systems)</text:span><text:span text:style-name="T2"><text:line-break/></text:span><text:span text:style-name="T3">Scripting in Python 05. Activiti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7">Scripting in Python - Part 05</text:span></text:p>
      <text:list xml:id="list4183286475" text:style-name="WWNum1">
        <text:list-item>
          <text:p text:style-name="P14"><text:bookmark text:name="_dbh0n1vac4c8"/>Previous information</text:p>
        </text:list-item>
      </text:list>
      <text:p text:style-name="P6">The objective of this unit is to use functions properly.</text:p>
      <text:list xml:id="list10924325362760" text:continue-numbering="true" text:style-name="WWNum1">
        <text:list-item>
          <text:p text:style-name="P14"><text:bookmark text:name="_2jzz971mu4xs"/>Exercise 01</text:p>
        </text:list-item>
      </text:list>
      <text:p text:style-name="P7">Write a program <text:a xlink:type="simple" xlink:href="https://en.wikipedia.org/wiki/Prime_number" text:style-name="ListLabel_20_1" text:visited-style-name="ListLabel_20_1"><text:span text:style-name="T10">t</text:span></text:a>hat shows multiply tables. It has to use a function <text:span text:style-name="T11">multiply(x)</text:span> and it will print multiply table of x.</text:p>
      <text:list xml:id="list10924340854165" text:continue-numbering="true" text:style-name="WWNum1">
        <text:list-item>
          <text:p text:style-name="P14"><text:bookmark text:name="_hbb1g4ibne3u"/>Exercise 02</text:p>
        </text:list-item>
      </text:list>
      <text:p text:style-name="P7">Write a program and related functions that read 3 numbers and tell maximum and minimum. You have to write and use functions <text:span text:style-name="T11">maximum(a,b,c)</text:span> and <text:span text:style-name="T11">minimum(a,b,c)</text:span>.</text:p>
      <text:list xml:id="list10925825906913" text:continue-numbering="true" text:style-name="WWNum1">
        <text:list-item>
          <text:p text:style-name="P14"><text:bookmark text:name="_qb636icl5zk3"/>Exercise 03</text:p>
        </text:list-item>
      </text:list>
      <text:p text:style-name="P7">Write a program that calculates if a number is prime or not. It has to use a function <text:span text:style-name="T11">prime(x)</text:span> that return true if x is prime, false if it is not.</text:p>
      <text:p text:style-name="P7">Prime definition can be found in <text:a xlink:type="simple" xlink:href="https://es.wikipedia.org/wiki/N%C3%BAmero_primo" text:style-name="ListLabel_20_2" text:visited-style-name="ListLabel_20_2"><text:span text:style-name="T12">https://es.wikipedia.org/wiki/N%C3%BAmero_primo</text:span></text:a></text:p>
      <text:list xml:id="list10925313752056" text:continue-numbering="true" text:style-name="WWNum1">
        <text:list-item>
          <text:p text:style-name="P14"><text:bookmark text:name="_r2fsb595adgw"/>Exercise 04</text:p>
        </text:list-item>
      </text:list>
      <text:p text:style-name="P7">Write a Python function to sum every element from a list. Function should be similar to “<text:span text:style-name="T11">sumatodo(lista)”</text:span>.</text:p>
      <text:list xml:id="list10924516922057" text:continue-numbering="true" text:style-name="WWNum1">
        <text:list-item>
          <text:p text:style-name="P14"><text:bookmark text:name="_5qpbqxsroih7"/>Exercise 05</text:p>
        </text:list-item>
      </text:list>
      <text:p text:style-name="P7"><text:soft-page-break/>Write a Python function that checks whether a passed string is palindrome or not. Function should be similar to “<text:span text:style-name="T11">palindrome(word)”</text:span></text:p>
      <text:p text:style-name="P7">Note: A palindrome is a word, phrase, or sequence that reads the same backward as forward, e.g., <text:span text:style-name="T13">madam</text:span>.</text:p>
      <text:list xml:id="list10925265907749" text:continue-numbering="true" text:style-name="WWNum1">
        <text:list-item>
          <text:p text:style-name="P14"><text:bookmark text:name="_ww8nq63zm50a"/>Exercise 06</text:p>
        </text:list-item>
      </text:list>
      <text:p text:style-name="P7">Create a program that asks infinitely (until “END” is written) for the name of a folder. Before the folder is created, the name has to be preprocessed by a function. This function adds a “_SI” suffix and a two-digit numerical prefix starting with 00 are added to it</text:p>
      <text:p text:style-name="P7">Example:</text:p>
      <text:p text:style-name="P8"><text:span text:style-name="T11">Directory name: Task</text:span></text:p>
      <text:p text:style-name="P8"><text:span text:style-name="T11">Creating directory: 00_Task_SI</text:span></text:p>
      <text:p text:style-name="P8"><text:span text:style-name="T11">Directory name: Draw</text:span></text:p>
      <text:p text:style-name="P8"><text:span text:style-name="T11">Creating directory: 01_Draw_SI</text:span></text:p>
      <text:p text:style-name="P8"><text:span text:style-name="T11">Directory name: END</text:span></text:p>
      <text:list xml:id="list10923992658130" text:continue-numbering="true" text:style-name="WWNum1">
        <text:list-item>
          <text:p text:style-name="P14"><text:bookmark text:name="_tti2qkuj70nq"/>Exercise 07</text:p>
        </text:list-item>
      </text:list>
      <text:p text:style-name="P7"><text:span text:style-name="T6">C</text:span>reate a program that, from a number N and a name S, creates a tree of N folders with the name S. Each folder must be created with a function that creates a single folder<text:span text:style-name="T6">.</text:span></text:p>
      <text:p text:style-name="P7">Example:</text:p>
      <text:p text:style-name="P8"><text:span text:style-name="T11">Tree depth: 3</text:span></text:p>
      <text:p text:style-name="P8"><text:span text:style-name="T11">Directory name: Task</text:span></text:p>
      <text:p text:style-name="P8"><text:span text:style-name="T11">Creating directory: Task</text:span></text:p>
      <text:p text:style-name="P8"><text:span text:style-name="T11">Creating directory: Task/Task</text:span></text:p>
      <text:p text:style-name="P8"><text:span text:style-name="T11">Creating directory: Task/Task/Task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Mono" svg:font-family="FreeMono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Mono1" svg:font-family="FreeMono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5</text:span></text:p>
      </style:header>
      <style:footer>
        <text:p text:style-name="MP4"><text:span text:style-name="MT1">CFGS DAM/DAW<text:tab/><text:tab/>Scripting in Python - Par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7" meta:word-count="334" meta:character-count="1987" meta:non-whitespace-character-count="1695"/>
    <meta:generator>LibreOfficeDev/6.0.5.2$Linux_X86_64 LibreOffice_project/</meta:generator>
  </office:meta>
</office:document-meta>
</file>